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343.33pt" svg:x="277.82pt" svg:y="396.79pt">
            <loext:p draw:notify-on-update-of-ranges="Sheet1.D23:Sheet1.D27 Sheet1.E22:Sheet1.E22 Sheet1.E23:Sheet1.E27 Sheet1.F22:Sheet1.F22 Sheet1.F23:Sheet1.F27 Sheet1.G22:Sheet1.G22 Sheet1.G23:Sheet1.G27 Sheet1.H22:Sheet1.H22 Sheet1.H23:Sheet1.H27 Sheet1.I22:Sheet1.I22 Sheet1.I23:Sheet1.I27 Sheet1.J22:Sheet1.J22 Sheet1.J23:Sheet1.J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321.7pt" svg:x="759.46pt" svg:y="332.08pt">
            <loext:p draw:notify-on-update-of-ranges="Sheet1.D23:Sheet1.D27 Sheet1.E22:Sheet1.E22 Sheet1.E23:Sheet1.E27 Sheet1.F22:Sheet1.F22 Sheet1.F23:Sheet1.F27 Sheet1.G22:Sheet1.G22 Sheet1.G23:Sheet1.G27 Sheet1.H22:Sheet1.H22 Sheet1.H23:Sheet1.H27 Sheet1.I22:Sheet1.I22 Sheet1.I23:Sheet1.I27 Sheet1.J22:Sheet1.J22 Sheet1.J23:Sheet1.J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12"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empo promedio [ms]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k_fuerza_bruta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74" calcext:value-type="float">
            <text:p>0.007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84" calcext:value-type="float">
            <text:p>0.0384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337" calcext:value-type="float">
            <text:p>1.337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.9791" calcext:value-type="float">
            <text:p>19.9791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14.1785" calcext:value-type="float">
            <text:p>214.178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ordenar_y_seleccionar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style-name="ce1" office:value-type="string" calcext:value-type="string">
            <text:p>k_fuerza_bruta</text:p>
          </table:table-cell>
          <table:table-cell table:style-name="ce1" office:value-type="string" calcext:value-type="string">
            <text:p>ordenar_y_seleccionar</text:p>
          </table:table-cell>
          <table:table-cell table:style-name="ce1" office:value-type="string" calcext:value-type="string">
            <text:p>k_selecciones</text:p>
          </table:table-cell>
          <table:table-cell table:style-name="ce1" office:value-type="string" calcext:value-type="string">
            <text:p>k_heapsort</text:p>
          </table:table-cell>
          <table:table-cell table:style-name="ce1" office:value-type="string" calcext:value-type="string">
            <text:p>heapselect</text:p>
          </table:table-cell>
          <table:table-cell table:style-name="ce1" office:value-type="string" calcext:value-type="string">
            <text:p>k_quickselec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4" calcext:value-type="float">
            <text:p>0.00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21" calcext:value-type="float">
            <text:p>0.002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84" calcext:value-type="float">
            <text:p>0.0384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0174" calcext:value-type="float">
            <text:p>0.01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32" calcext:value-type="float">
            <text:p>0.003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.337" calcext:value-type="float">
            <text:p>1.337</text:p>
          </table:table-cell>
          <table:table-cell office:value-type="float" office:value="0.0032" calcext:value-type="float">
            <text:p>0.0032</text:p>
          </table:table-cell>
          <table:table-cell office:value-type="float" office:value="1.2485" calcext:value-type="float">
            <text:p>1.2485</text:p>
          </table:table-cell>
          <table:table-cell office:value-type="float" office:value="1.6697" calcext:value-type="float">
            <text:p>1.6697</text:p>
          </table:table-cell>
          <table:table-cell office:value-type="float" office:value="0.5194" calcext:value-type="float">
            <text:p>0.5194</text:p>
          </table:table-cell>
          <table:table-cell office:value-type="float" office:value="0.3306" calcext:value-type="float">
            <text:p>0.33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54" calcext:value-type="float">
            <text:p>0.015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9.9791" calcext:value-type="float">
            <text:p>19.9791</text:p>
          </table:table-cell>
          <table:table-cell office:value-type="float" office:value="0.0154" calcext:value-type="float">
            <text:p>0.0154</text:p>
          </table:table-cell>
          <table:table-cell office:value-type="float" office:value="88.88" calcext:value-type="float">
            <text:p>88.88</text:p>
          </table:table-cell>
          <table:table-cell office:value-type="float" office:value="182.8885" calcext:value-type="float">
            <text:p>182.8885</text:p>
          </table:table-cell>
          <table:table-cell office:value-type="float" office:value="4.5076" calcext:value-type="float">
            <text:p>4.5076</text:p>
          </table:table-cell>
          <table:table-cell office:value-type="float" office:value="4.0974" calcext:value-type="float">
            <text:p>4.097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1428" calcext:value-type="float">
            <text:p>0.1428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14.1785" calcext:value-type="float">
            <text:p>214.1785</text:p>
          </table:table-cell>
          <table:table-cell office:value-type="float" office:value="0.1428" calcext:value-type="float">
            <text:p>0.1428</text:p>
          </table:table-cell>
          <table:table-cell office:value-type="float" office:value="10445.5106" calcext:value-type="float">
            <text:p>10445.5106</text:p>
          </table:table-cell>
          <table:table-cell office:value-type="float" office:value="25050.5794" calcext:value-type="float">
            <text:p>25050.5794</text:p>
          </table:table-cell>
          <table:table-cell office:value-type="float" office:value="84.0405" calcext:value-type="float">
            <text:p>84.0405</text:p>
          </table:table-cell>
          <table:table-cell office:value-type="float" office:value="40.8565" calcext:value-type="float">
            <text:p>40.856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k_selecciones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33" calcext:value-type="float">
            <text:p>0.0133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2485" calcext:value-type="float">
            <text:p>1.2485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8.88" calcext:value-type="float">
            <text:p>88.88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445.5106" calcext:value-type="float">
            <text:p>10445.5106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k_heapsort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47" calcext:value-type="float">
            <text:p>0.004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4" calcext:value-type="float">
            <text:p>0.034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6697" calcext:value-type="float">
            <text:p>1.6697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82.8885" calcext:value-type="float">
            <text:p>182.8885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050.5794" calcext:value-type="float">
            <text:p>25050.579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heapselect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27" calcext:value-type="float">
            <text:p>0.002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76" calcext:value-type="float">
            <text:p>0.0276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194" calcext:value-type="float">
            <text:p>0.5194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.5076" calcext:value-type="float">
            <text:p>4.5076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4.0405" calcext:value-type="float">
            <text:p>84.040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k_quickselect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6" calcext:value-type="float">
            <text:p>0.0016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74" calcext:value-type="float">
            <text:p>0.0174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306" calcext:value-type="float">
            <text:p>0.3306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.0974" calcext:value-type="float">
            <text:p>4.0974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0.8565" calcext:value-type="float">
            <text:p>40.8565</text:p>
          </table:table-cell>
          <table:table-cell table:number-columns-repeated="8"/>
        </table:table-row>
      </table:table>
      <table:table table:name="Sheet2" table:style-name="ta1">
        <table:shapes>
          <draw:frame draw:z-index="0" draw:style-name="gr1" draw:text-style-name="P1" svg:width="501.36pt" svg:height="320.17pt" svg:x="195.62pt" svg:y="185.02pt">
            <loext:p draw:notify-on-update-of-ranges="Sheet2.D3:Sheet2.D3 Sheet2.D4:Sheet2.D10 Sheet2.E3:Sheet2.E3 Sheet2.E4:Sheet2.E10 Sheet2.F3:Sheet2.F3 Sheet2.F4:Sheet2.F10 Sheet2.G3:Sheet2.G3 Sheet2.G4:Sheet2.G10 Sheet2.H3:Sheet2.H3 Sheet2.H4:Sheet2.H10 Sheet2.I3:Sheet2.I3 Sheet2.I4:Sheet2.I10 Sheet2.J3:Sheet2.J3 Sheet2.J4:Sheet2.J1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empo promedio [ms]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k_fuerza_bruta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style-name="ce1" office:value-type="string" calcext:value-type="string">
            <text:p>k_fuerza_bruta</text:p>
          </table:table-cell>
          <table:table-cell table:style-name="ce1" office:value-type="string" calcext:value-type="string">
            <text:p>ordenar_y_seleccionar</text:p>
          </table:table-cell>
          <table:table-cell table:style-name="ce1" office:value-type="string" calcext:value-type="string">
            <text:p>k_selecciones</text:p>
          </table:table-cell>
          <table:table-cell table:style-name="ce1" office:value-type="string" calcext:value-type="string">
            <text:p>k_heapsort</text:p>
          </table:table-cell>
          <table:table-cell table:style-name="ce1" office:value-type="string" calcext:value-type="string">
            <text:p>heapselect</text:p>
          </table:table-cell>
          <table:table-cell table:style-name="ce1" office:value-type="string" calcext:value-type="string">
            <text:p>k_quickselec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05" calcext:value-type="float">
            <text:p>0.01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05" calcext:value-type="float">
            <text:p>0.0105</text:p>
          </table:table-cell>
          <table:table-cell table:number-columns-repeated="2"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476" calcext:value-type="float">
            <text:p>0.047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476" calcext:value-type="float">
            <text:p>0.0476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69" calcext:value-type="float">
            <text:p>0.01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7832" calcext:value-type="float">
            <text:p>1.783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.7832" calcext:value-type="float">
            <text:p>1.783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7754" calcext:value-type="float">
            <text:p>0.7754</text:p>
          </table:table-cell>
          <table:table-cell office:value-type="float" office:value="2.0439" calcext:value-type="float">
            <text:p>2.0439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2617" calcext:value-type="float">
            <text:p>0.261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.6123" calcext:value-type="float">
            <text:p>32.612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2.6123" calcext:value-type="float">
            <text:p>32.6123</text:p>
          </table:table-cell>
          <table:table-cell office:value-type="float" office:value="0.015" calcext:value-type="float">
            <text:p>0.015</text:p>
          </table:table-cell>
          <table:table-cell office:value-type="float" office:value="77.3396" calcext:value-type="float">
            <text:p>77.3396</text:p>
          </table:table-cell>
          <table:table-cell office:value-type="float" office:value="143.8292" calcext:value-type="float">
            <text:p>143.8292</text:p>
          </table:table-cell>
          <table:table-cell office:value-type="float" office:value="2.0618" calcext:value-type="float">
            <text:p>2.0618</text:p>
          </table:table-cell>
          <table:table-cell office:value-type="float" office:value="3.3348" calcext:value-type="float">
            <text:p>3.334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73.7865" calcext:value-type="float">
            <text:p>173.7865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73.7865" calcext:value-type="float">
            <text:p>173.7865</text:p>
          </table:table-cell>
          <table:table-cell office:value-type="float" office:value="0.152" calcext:value-type="float">
            <text:p>0.152</text:p>
          </table:table-cell>
          <table:table-cell office:value-type="float" office:value="10035.1593" calcext:value-type="float">
            <text:p>10035.1593</text:p>
          </table:table-cell>
          <table:table-cell office:value-type="float" office:value="14884.5035" calcext:value-type="float">
            <text:p>14884.5035</text:p>
          </table:table-cell>
          <table:table-cell office:value-type="float" office:value="26.8943" calcext:value-type="float">
            <text:p>26.8943</text:p>
          </table:table-cell>
          <table:table-cell office:value-type="float" office:value="38.4418" calcext:value-type="float">
            <text:p>38.441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794.7069" calcext:value-type="float">
            <text:p>2794.7069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2794.7069" calcext:value-type="float">
            <text:p>2794.7069</text:p>
          </table:table-cell>
          <table:table-cell office:value-type="float" office:value="1.3801" calcext:value-type="float">
            <text:p>1.3801</text:p>
          </table:table-cell>
          <table:table-cell table:number-columns-repeated="2"/>
          <table:table-cell office:value-type="float" office:value="298.8118" calcext:value-type="float">
            <text:p>298.811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/>
          <table:table-cell office:value-type="float" office:value="16.1204" calcext:value-type="float">
            <text:p>16.1204</text:p>
          </table:table-cell>
          <table:table-cell table:number-columns-repeated="2"/>
          <table:table-cell office:value-type="float" office:value="3691.9642" calcext:value-type="float">
            <text:p>3691.9642</text:p>
          </table:table-cell>
          <table:table-cell/>
        </table:table-row>
        <table:table-row table:style-name="ro1">
          <table:table-cell table:style-name="ce1" office:value-type="string" calcext:value-type="string">
            <text:p>ordenar_y_seleccionar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2" calcext:value-type="float">
            <text:p>0.001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16" calcext:value-type="float">
            <text:p>0.0016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22" calcext:value-type="float">
            <text:p>0.0022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5" calcext:value-type="float">
            <text:p>0.015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152" calcext:value-type="float">
            <text:p>0.152</text:p>
          </table:table-cell>
          <table:table-cell table:number-columns-repeated="8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.3801" calcext:value-type="float">
            <text:p>1.3801</text:p>
          </table:table-cell>
          <table:table-cell table:number-columns-repeated="8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6.1204" calcext:value-type="float">
            <text:p>16.120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k_selecciones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2" calcext:value-type="float">
            <text:p>0.001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1" calcext:value-type="float">
            <text:p>0.011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7754" calcext:value-type="float">
            <text:p>0.7754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7.3396" calcext:value-type="float">
            <text:p>77.3396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35.1593" calcext:value-type="float">
            <text:p>10035.1593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k_heapsort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3" calcext:value-type="float">
            <text:p>0.001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13" calcext:value-type="float">
            <text:p>0.0313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0439" calcext:value-type="float">
            <text:p>2.0439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3.8292" calcext:value-type="float">
            <text:p>143.8292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4884.5035" calcext:value-type="float">
            <text:p>14884.503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heapselect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8" calcext:value-type="float">
            <text:p>0.003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49" calcext:value-type="float">
            <text:p>0.0149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466" calcext:value-type="float">
            <text:p>0.1466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0618" calcext:value-type="float">
            <text:p>2.0618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6.8943" calcext:value-type="float">
            <text:p>26.8943</text:p>
          </table:table-cell>
          <table:table-cell table:number-columns-repeated="8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98.8118" calcext:value-type="float">
            <text:p>298.8118</text:p>
          </table:table-cell>
          <table:table-cell table:number-columns-repeated="8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691.9642" calcext:value-type="float">
            <text:p>3691.964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k_quickselect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69" calcext:value-type="float">
            <text:p>0.0169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617" calcext:value-type="float">
            <text:p>0.2617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.3348" calcext:value-type="float">
            <text:p>3.3348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8.4418" calcext:value-type="float">
            <text:p>38.4418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20:05:11.525041652</meta:creation-date>
    <dc:date>2016-10-13T03:24:02.004646780</dc:date>
    <meta:editing-duration>PT4H17M48S</meta:editing-duration>
    <meta:editing-cycles>2</meta:editing-cycles>
    <meta:generator>LibreOffice/5.1.4.2$Linux_X86_64 LibreOffice_project/10m0$Build-2</meta:generator>
    <meta:document-statistic meta:table-count="2" meta:cell-count="23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8cm" svg:height="12.113cm" xlink:href=".." xlink:type="simple" chart:class="chart:line" chart:style-name="ch1">
        <chart:title svg:x="2.9cm" svg:y="0.261cm" chart:style-name="ch2">
          <text:p>Tiempos de ejecución para conjuntos de tamaño N</text:p>
        </chart:title>
        <chart:subtitle svg:x="5.576cm" svg:y="0.887cm" chart:style-name="ch3">
          <text:p>Eje X en escala logarítmica</text:p>
        </chart:subtitle>
        <chart:legend chart:legend-position="end" svg:x="11.214cm" svg:y="4.512cm" style:legend-expansion="high" chart:style-name="ch4"/>
        <chart:plot-area chart:style-name="ch5" table:cell-range-address="Sheet1.D22:Sheet1.J27" chart:data-source-has-labels="both" svg:x="1.33cm" svg:y="1.735cm" svg:width="9.564cm" svg:height="9.153cm">
          <chartooo:coordinate-region svg:x="2.507cm" svg:y="1.934cm" svg:width="7.922cm" svg:height="8.307cm"/>
          <chart:axis chart:dimension="x" chart:name="primary-x" chart:style-name="ch6" chartooo:axis-type="auto">
            <chartooo:date-scale/>
            <chart:title svg:x="5.936cm" svg:y="11.13cm" chart:style-name="ch7">
              <text:p>N</text:p>
            </chart:title>
            <chart:categories table:cell-range-address="Sheet1.D23:Sheet1.D27"/>
          </chart:axis>
          <chart:axis chart:dimension="y" chart:name="primary-y" chart:style-name="ch8">
            <chart:title svg:x="0.451cm" svg:y="6.739cm" chart:style-name="ch9">
              <text:p>t [ms]</text:p>
            </chart:title>
            <chart:grid chart:style-name="ch10" chart:class="major"/>
          </chart:axis>
          <chart:series chart:style-name="ch11" chart:values-cell-range-address="Sheet1.E23:Sheet1.E27" chart:label-cell-address="Sheet1.E22:Sheet1.E22" chart:class="chart:line">
            <chart:data-point chart:repeated="5"/>
          </chart:series>
          <chart:series chart:style-name="ch12" chart:values-cell-range-address="Sheet1.F23:Sheet1.F27" chart:label-cell-address="Sheet1.F22:Sheet1.F22" chart:class="chart:line">
            <chart:data-point chart:repeated="5"/>
          </chart:series>
          <chart:series chart:style-name="ch13" chart:values-cell-range-address="Sheet1.G23:Sheet1.G27" chart:label-cell-address="Sheet1.G22:Sheet1.G22" chart:class="chart:line">
            <chart:data-point chart:repeated="5"/>
          </chart:series>
          <chart:series chart:style-name="ch14" chart:values-cell-range-address="Sheet1.H23:Sheet1.H27" chart:label-cell-address="Sheet1.H22:Sheet1.H22" chart:class="chart:line">
            <chart:data-point chart:repeated="5"/>
          </chart:series>
          <chart:series chart:style-name="ch15" chart:values-cell-range-address="Sheet1.I23:Sheet1.I27" chart:label-cell-address="Sheet1.I22:Sheet1.I22" chart:class="chart:line">
            <chart:data-point chart:repeated="5"/>
          </chart:series>
          <chart:series chart:style-name="ch16" chart:values-cell-range-address="Sheet1.J23:Sheet1.J27" chart:label-cell-address="Sheet1.J22:Sheet1.J22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_fuerza_bruta</text:p>
                <draw:g>
                  <svg:desc>Sheet1.E22:Sheet1.E22</svg:desc>
                </draw:g>
              </table:table-cell>
              <table:table-cell office:value-type="string">
                <text:p>ordenar_y_seleccionar</text:p>
                <draw:g>
                  <svg:desc>Sheet1.F22:Sheet1.F22</svg:desc>
                </draw:g>
              </table:table-cell>
              <table:table-cell office:value-type="string">
                <text:p>k_selecciones</text:p>
                <draw:g>
                  <svg:desc>Sheet1.G22:Sheet1.G22</svg:desc>
                </draw:g>
              </table:table-cell>
              <table:table-cell office:value-type="string">
                <text:p>k_heapsort</text:p>
                <draw:g>
                  <svg:desc>Sheet1.H22:Sheet1.H22</svg:desc>
                </draw:g>
              </table:table-cell>
              <table:table-cell office:value-type="string">
                <text:p>heapselect</text:p>
                <draw:g>
                  <svg:desc>Sheet1.I22:Sheet1.I22</svg:desc>
                </draw:g>
              </table:table-cell>
              <table:table-cell office:value-type="string">
                <text:p>k_quickselect</text:p>
                <draw:g>
                  <svg:desc>Sheet1.J22:Sheet1.J2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D23:Sheet1.D27</svg:desc>
                </draw:g>
              </table:table-cell>
              <table:table-cell office:value-type="float" office:value="0.0074">
                <text:p>0.0074</text:p>
                <draw:g>
                  <svg:desc>Sheet1.E23:Sheet1.E27</svg:desc>
                </draw:g>
              </table:table-cell>
              <table:table-cell office:value-type="float" office:value="0.0014">
                <text:p>0.0014</text:p>
                <draw:g>
                  <svg:desc>Sheet1.F23:Sheet1.F27</svg:desc>
                </draw:g>
              </table:table-cell>
              <table:table-cell office:value-type="float" office:value="0.002">
                <text:p>0.002</text:p>
                <draw:g>
                  <svg:desc>Sheet1.G23:Sheet1.G27</svg:desc>
                </draw:g>
              </table:table-cell>
              <table:table-cell office:value-type="float" office:value="0.0047">
                <text:p>0.0047</text:p>
                <draw:g>
                  <svg:desc>Sheet1.H23:Sheet1.H27</svg:desc>
                </draw:g>
              </table:table-cell>
              <table:table-cell office:value-type="float" office:value="0.0027">
                <text:p>0.0027</text:p>
                <draw:g>
                  <svg:desc>Sheet1.I23:Sheet1.I27</svg:desc>
                </draw:g>
              </table:table-cell>
              <table:table-cell office:value-type="float" office:value="0.0016">
                <text:p>0.0016</text:p>
                <draw:g>
                  <svg:desc>Sheet1.J23:Sheet1.J2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84">
                <text:p>0.0384</text:p>
              </table:table-cell>
              <table:table-cell office:value-type="float" office:value="0.0021">
                <text:p>0.0021</text:p>
              </table:table-cell>
              <table:table-cell office:value-type="float" office:value="0.0133">
                <text:p>0.0133</text:p>
              </table:table-cell>
              <table:table-cell office:value-type="float" office:value="0.034">
                <text:p>0.034</text:p>
              </table:table-cell>
              <table:table-cell office:value-type="float" office:value="0.0276">
                <text:p>0.0276</text:p>
              </table:table-cell>
              <table:table-cell office:value-type="float" office:value="0.0174">
                <text:p>0.017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337">
                <text:p>1.337</text:p>
              </table:table-cell>
              <table:table-cell office:value-type="float" office:value="0.0032">
                <text:p>0.0032</text:p>
              </table:table-cell>
              <table:table-cell office:value-type="float" office:value="1.2485">
                <text:p>1.2485</text:p>
              </table:table-cell>
              <table:table-cell office:value-type="float" office:value="1.6697">
                <text:p>1.6697</text:p>
              </table:table-cell>
              <table:table-cell office:value-type="float" office:value="0.5194">
                <text:p>0.5194</text:p>
              </table:table-cell>
              <table:table-cell office:value-type="float" office:value="0.3306">
                <text:p>0.330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9.9791">
                <text:p>19.9791</text:p>
              </table:table-cell>
              <table:table-cell office:value-type="float" office:value="0.0154">
                <text:p>0.0154</text:p>
              </table:table-cell>
              <table:table-cell office:value-type="float" office:value="88.88">
                <text:p>88.88</text:p>
              </table:table-cell>
              <table:table-cell office:value-type="float" office:value="182.8885">
                <text:p>182.8885</text:p>
              </table:table-cell>
              <table:table-cell office:value-type="float" office:value="4.5076">
                <text:p>4.5076</text:p>
              </table:table-cell>
              <table:table-cell office:value-type="float" office:value="4.0974">
                <text:p>4.097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14.1785">
                <text:p>214.1785</text:p>
              </table:table-cell>
              <table:table-cell office:value-type="float" office:value="0.1428">
                <text:p>0.1428</text:p>
              </table:table-cell>
              <table:table-cell office:value-type="float" office:value="10445.5106">
                <text:p>10445.5106</text:p>
              </table:table-cell>
              <table:table-cell office:value-type="float" office:value="25050.5794">
                <text:p>25050.5794</text:p>
              </table:table-cell>
              <table:table-cell office:value-type="float" office:value="84.0405">
                <text:p>84.0405</text:p>
              </table:table-cell>
              <table:table-cell office:value-type="float" office:value="40.8565">
                <text:p>40.85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11.35cm" xlink:href=".." xlink:type="simple" chart:class="chart:line" chart:style-name="ch1">
        <chart:title svg:x="2.929cm" svg:y="0.464cm" chart:style-name="ch2">
          <text:p>Tiempos de ejecución para conjuntos de tamaño N</text:p>
        </chart:title>
        <chart:subtitle svg:x="5.006cm" svg:y="1.043cm" chart:style-name="ch3">
          <text:p>Ambos ejes en escala logarítmica</text:p>
        </chart:subtitle>
        <chart:legend chart:legend-position="end" svg:x="11.216cm" svg:y="4.131cm" style:legend-expansion="high" chart:style-name="ch4"/>
        <chart:plot-area chart:style-name="ch5" table:cell-range-address="Sheet1.D22:Sheet1.J27" chart:data-source-has-labels="both" svg:x="1.066cm" svg:y="1.526cm" svg:width="9.562cm" svg:height="8.613cm">
          <chartooo:coordinate-region svg:x="2.428cm" svg:y="1.725cm" svg:width="7.736cm" svg:height="7.767cm"/>
          <chart:axis chart:dimension="x" chart:name="primary-x" chart:style-name="ch6" chartooo:axis-type="auto">
            <chartooo:date-scale/>
            <chart:title svg:x="5.671cm" svg:y="10.366cm" chart:style-name="ch7">
              <text:p>N</text:p>
            </chart:title>
            <chart:categories table:cell-range-address="Sheet1.D23:Sheet1.D27"/>
          </chart:axis>
          <chart:axis chart:dimension="y" chart:name="primary-y" chart:style-name="ch8">
            <chart:title svg:x="0.186cm" svg:y="6.524cm" chart:style-name="ch9">
              <text:p>log t [ms]</text:p>
            </chart:title>
            <chart:grid chart:style-name="ch10" chart:class="major"/>
          </chart:axis>
          <chart:series chart:style-name="ch11" chart:values-cell-range-address="Sheet1.E23:Sheet1.E27" chart:label-cell-address="Sheet1.E22:Sheet1.E22" chart:class="chart:line">
            <chart:data-point chart:repeated="5"/>
          </chart:series>
          <chart:series chart:style-name="ch12" chart:values-cell-range-address="Sheet1.F23:Sheet1.F27" chart:label-cell-address="Sheet1.F22:Sheet1.F22" chart:class="chart:line">
            <chart:data-point chart:repeated="5"/>
          </chart:series>
          <chart:series chart:style-name="ch13" chart:values-cell-range-address="Sheet1.G23:Sheet1.G27" chart:label-cell-address="Sheet1.G22:Sheet1.G22" chart:class="chart:line">
            <chart:data-point chart:repeated="5"/>
          </chart:series>
          <chart:series chart:style-name="ch14" chart:values-cell-range-address="Sheet1.H23:Sheet1.H27" chart:label-cell-address="Sheet1.H22:Sheet1.H22" chart:class="chart:line">
            <chart:data-point chart:repeated="5"/>
          </chart:series>
          <chart:series chart:style-name="ch15" chart:values-cell-range-address="Sheet1.I23:Sheet1.I27" chart:label-cell-address="Sheet1.I22:Sheet1.I22" chart:class="chart:line">
            <chart:data-point chart:repeated="5"/>
          </chart:series>
          <chart:series chart:style-name="ch16" chart:values-cell-range-address="Sheet1.J23:Sheet1.J27" chart:label-cell-address="Sheet1.J22:Sheet1.J22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_fuerza_bruta</text:p>
                <draw:g>
                  <svg:desc>Sheet1.E22:Sheet1.E22</svg:desc>
                </draw:g>
              </table:table-cell>
              <table:table-cell office:value-type="string">
                <text:p>ordenar_y_seleccionar</text:p>
                <draw:g>
                  <svg:desc>Sheet1.F22:Sheet1.F22</svg:desc>
                </draw:g>
              </table:table-cell>
              <table:table-cell office:value-type="string">
                <text:p>k_selecciones</text:p>
                <draw:g>
                  <svg:desc>Sheet1.G22:Sheet1.G22</svg:desc>
                </draw:g>
              </table:table-cell>
              <table:table-cell office:value-type="string">
                <text:p>k_heapsort</text:p>
                <draw:g>
                  <svg:desc>Sheet1.H22:Sheet1.H22</svg:desc>
                </draw:g>
              </table:table-cell>
              <table:table-cell office:value-type="string">
                <text:p>heapselect</text:p>
                <draw:g>
                  <svg:desc>Sheet1.I22:Sheet1.I22</svg:desc>
                </draw:g>
              </table:table-cell>
              <table:table-cell office:value-type="string">
                <text:p>k_quickselect</text:p>
                <draw:g>
                  <svg:desc>Sheet1.J22:Sheet1.J2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D23:Sheet1.D27</svg:desc>
                </draw:g>
              </table:table-cell>
              <table:table-cell office:value-type="float" office:value="0.0074">
                <text:p>0.0074</text:p>
                <draw:g>
                  <svg:desc>Sheet1.E23:Sheet1.E27</svg:desc>
                </draw:g>
              </table:table-cell>
              <table:table-cell office:value-type="float" office:value="0.0014">
                <text:p>0.0014</text:p>
                <draw:g>
                  <svg:desc>Sheet1.F23:Sheet1.F27</svg:desc>
                </draw:g>
              </table:table-cell>
              <table:table-cell office:value-type="float" office:value="0.002">
                <text:p>0.002</text:p>
                <draw:g>
                  <svg:desc>Sheet1.G23:Sheet1.G27</svg:desc>
                </draw:g>
              </table:table-cell>
              <table:table-cell office:value-type="float" office:value="0.0047">
                <text:p>0.0047</text:p>
                <draw:g>
                  <svg:desc>Sheet1.H23:Sheet1.H27</svg:desc>
                </draw:g>
              </table:table-cell>
              <table:table-cell office:value-type="float" office:value="0.0027">
                <text:p>0.0027</text:p>
                <draw:g>
                  <svg:desc>Sheet1.I23:Sheet1.I27</svg:desc>
                </draw:g>
              </table:table-cell>
              <table:table-cell office:value-type="float" office:value="0.0016">
                <text:p>0.0016</text:p>
                <draw:g>
                  <svg:desc>Sheet1.J23:Sheet1.J2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84">
                <text:p>0.0384</text:p>
              </table:table-cell>
              <table:table-cell office:value-type="float" office:value="0.0021">
                <text:p>0.0021</text:p>
              </table:table-cell>
              <table:table-cell office:value-type="float" office:value="0.0133">
                <text:p>0.0133</text:p>
              </table:table-cell>
              <table:table-cell office:value-type="float" office:value="0.034">
                <text:p>0.034</text:p>
              </table:table-cell>
              <table:table-cell office:value-type="float" office:value="0.0276">
                <text:p>0.0276</text:p>
              </table:table-cell>
              <table:table-cell office:value-type="float" office:value="0.0174">
                <text:p>0.017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337">
                <text:p>1.337</text:p>
              </table:table-cell>
              <table:table-cell office:value-type="float" office:value="0.0032">
                <text:p>0.0032</text:p>
              </table:table-cell>
              <table:table-cell office:value-type="float" office:value="1.2485">
                <text:p>1.2485</text:p>
              </table:table-cell>
              <table:table-cell office:value-type="float" office:value="1.6697">
                <text:p>1.6697</text:p>
              </table:table-cell>
              <table:table-cell office:value-type="float" office:value="0.5194">
                <text:p>0.5194</text:p>
              </table:table-cell>
              <table:table-cell office:value-type="float" office:value="0.3306">
                <text:p>0.330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9.9791">
                <text:p>19.9791</text:p>
              </table:table-cell>
              <table:table-cell office:value-type="float" office:value="0.0154">
                <text:p>0.0154</text:p>
              </table:table-cell>
              <table:table-cell office:value-type="float" office:value="88.88">
                <text:p>88.88</text:p>
              </table:table-cell>
              <table:table-cell office:value-type="float" office:value="182.8885">
                <text:p>182.8885</text:p>
              </table:table-cell>
              <table:table-cell office:value-type="float" office:value="4.5076">
                <text:p>4.5076</text:p>
              </table:table-cell>
              <table:table-cell office:value-type="float" office:value="4.0974">
                <text:p>4.097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14.1785">
                <text:p>214.1785</text:p>
              </table:table-cell>
              <table:table-cell office:value-type="float" office:value="0.1428">
                <text:p>0.1428</text:p>
              </table:table-cell>
              <table:table-cell office:value-type="float" office:value="10445.5106">
                <text:p>10445.5106</text:p>
              </table:table-cell>
              <table:table-cell office:value-type="float" office:value="25050.5794">
                <text:p>25050.5794</text:p>
              </table:table-cell>
              <table:table-cell office:value-type="float" office:value="84.0405">
                <text:p>84.0405</text:p>
              </table:table-cell>
              <table:table-cell office:value-type="float" office:value="40.8565">
                <text:p>40.85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688cm" svg:height="11.296cm" xlink:href=".." xlink:type="simple" chart:class="chart:line" chart:style-name="ch1">
        <chart:legend chart:legend-position="end" svg:x="12.904cm" svg:y="4.104cm" style:legend-expansion="high" chart:style-name="ch2"/>
        <chart:plot-area chart:style-name="ch3" table:cell-range-address="Sheet2.D3:Sheet2.J10" chart:data-source-has-labels="both" svg:x="1.364cm" svg:y="0.225cm" svg:width="11.187cm" svg:height="9.865cm">
          <chartooo:coordinate-region svg:x="2.356cm" svg:y="0.424cm" svg:width="9.36cm" svg:height="9.019cm"/>
          <chart:axis chart:dimension="x" chart:name="primary-x" chart:style-name="ch4" chartooo:axis-type="auto">
            <chartooo:date-scale/>
            <chart:title svg:x="6.781cm" svg:y="10.315cm" chart:style-name="ch5">
              <text:p>N</text:p>
            </chart:title>
            <chart:categories table:cell-range-address="Sheet2.D4:Sheet2.D10"/>
          </chart:axis>
          <chart:axis chart:dimension="y" chart:name="primary-y" chart:style-name="ch4">
            <chart:title svg:x="0.451cm" svg:y="5.585cm" chart:style-name="ch6">
              <text:p>t [ms]</text:p>
            </chart:title>
            <chart:grid chart:style-name="ch7" chart:class="major"/>
          </chart:axis>
          <chart:series chart:style-name="ch8" chart:values-cell-range-address="Sheet2.E4:Sheet2.E10" chart:label-cell-address="Sheet2.E3:Sheet2.E3" chart:class="chart:line">
            <chart:data-point chart:repeated="7"/>
          </chart:series>
          <chart:series chart:style-name="ch9" chart:values-cell-range-address="Sheet2.F4:Sheet2.F10" chart:label-cell-address="Sheet2.F3:Sheet2.F3" chart:class="chart:line">
            <chart:data-point chart:repeated="7"/>
          </chart:series>
          <chart:series chart:style-name="ch10" chart:values-cell-range-address="Sheet2.G4:Sheet2.G10" chart:label-cell-address="Sheet2.G3:Sheet2.G3" chart:class="chart:line">
            <chart:data-point chart:repeated="7"/>
          </chart:series>
          <chart:series chart:style-name="ch11" chart:values-cell-range-address="Sheet2.H4:Sheet2.H10" chart:label-cell-address="Sheet2.H3:Sheet2.H3" chart:class="chart:line">
            <chart:data-point chart:repeated="7"/>
          </chart:series>
          <chart:series chart:style-name="ch12" chart:values-cell-range-address="Sheet2.I4:Sheet2.I10" chart:label-cell-address="Sheet2.I3:Sheet2.I3" chart:class="chart:line">
            <chart:data-point chart:repeated="7"/>
          </chart:series>
          <chart:series chart:style-name="ch13" chart:values-cell-range-address="Sheet2.J4:Sheet2.J10" chart:label-cell-address="Sheet2.J3:Sheet2.J3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_fuerza_bruta</text:p>
                <draw:g>
                  <svg:desc>Sheet2.E3:Sheet2.E3</svg:desc>
                </draw:g>
              </table:table-cell>
              <table:table-cell office:value-type="string">
                <text:p>ordenar_y_seleccionar</text:p>
                <draw:g>
                  <svg:desc>Sheet2.F3:Sheet2.F3</svg:desc>
                </draw:g>
              </table:table-cell>
              <table:table-cell office:value-type="string">
                <text:p>k_selecciones</text:p>
                <draw:g>
                  <svg:desc>Sheet2.G3:Sheet2.G3</svg:desc>
                </draw:g>
              </table:table-cell>
              <table:table-cell office:value-type="string">
                <text:p>k_heapsort</text:p>
                <draw:g>
                  <svg:desc>Sheet2.H3:Sheet2.H3</svg:desc>
                </draw:g>
              </table:table-cell>
              <table:table-cell office:value-type="string">
                <text:p>heapselect</text:p>
                <draw:g>
                  <svg:desc>Sheet2.I3:Sheet2.I3</svg:desc>
                </draw:g>
              </table:table-cell>
              <table:table-cell office:value-type="string">
                <text:p>k_quickselect</text:p>
                <draw:g>
                  <svg:desc>Sheet2.J3:Sheet2.J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2.D4:Sheet2.D10</svg:desc>
                </draw:g>
              </table:table-cell>
              <table:table-cell office:value-type="float" office:value="0.0105">
                <text:p>0.0105</text:p>
                <draw:g>
                  <svg:desc>Sheet2.E4:Sheet2.E10</svg:desc>
                </draw:g>
              </table:table-cell>
              <table:table-cell office:value-type="float" office:value="0.0012">
                <text:p>0.0012</text:p>
                <draw:g>
                  <svg:desc>Sheet2.F4:Sheet2.F10</svg:desc>
                </draw:g>
              </table:table-cell>
              <table:table-cell office:value-type="float" office:value="0.0012">
                <text:p>0.0012</text:p>
                <draw:g>
                  <svg:desc>Sheet2.G4:Sheet2.G10</svg:desc>
                </draw:g>
              </table:table-cell>
              <table:table-cell office:value-type="float" office:value="0.0013">
                <text:p>0.0013</text:p>
                <draw:g>
                  <svg:desc>Sheet2.H4:Sheet2.H10</svg:desc>
                </draw:g>
              </table:table-cell>
              <table:table-cell office:value-type="float" office:value="0.0038">
                <text:p>0.0038</text:p>
                <draw:g>
                  <svg:desc>Sheet2.I4:Sheet2.I10</svg:desc>
                </draw:g>
              </table:table-cell>
              <table:table-cell office:value-type="float" office:value="0.001">
                <text:p>0.001</text:p>
                <draw:g>
                  <svg:desc>Sheet2.J4:Sheet2.J1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476">
                <text:p>0.0476</text:p>
              </table:table-cell>
              <table:table-cell office:value-type="float" office:value="0.0016">
                <text:p>0.0016</text:p>
              </table:table-cell>
              <table:table-cell office:value-type="float" office:value="0.011">
                <text:p>0.011</text:p>
              </table:table-cell>
              <table:table-cell office:value-type="float" office:value="0.0313">
                <text:p>0.0313</text:p>
              </table:table-cell>
              <table:table-cell office:value-type="float" office:value="0.0149">
                <text:p>0.0149</text:p>
              </table:table-cell>
              <table:table-cell office:value-type="float" office:value="0.0169">
                <text:p>0.016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7832">
                <text:p>1.7832</text:p>
              </table:table-cell>
              <table:table-cell office:value-type="float" office:value="0.0022">
                <text:p>0.0022</text:p>
              </table:table-cell>
              <table:table-cell office:value-type="float" office:value="0.7754">
                <text:p>0.7754</text:p>
              </table:table-cell>
              <table:table-cell office:value-type="float" office:value="2.0439">
                <text:p>2.0439</text:p>
              </table:table-cell>
              <table:table-cell office:value-type="float" office:value="0.1466">
                <text:p>0.1466</text:p>
              </table:table-cell>
              <table:table-cell office:value-type="float" office:value="0.2617">
                <text:p>0.261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2.6123">
                <text:p>32.6123</text:p>
              </table:table-cell>
              <table:table-cell office:value-type="float" office:value="0.015">
                <text:p>0.015</text:p>
              </table:table-cell>
              <table:table-cell office:value-type="float" office:value="77.3396">
                <text:p>77.3396</text:p>
              </table:table-cell>
              <table:table-cell office:value-type="float" office:value="143.8292">
                <text:p>143.8292</text:p>
              </table:table-cell>
              <table:table-cell office:value-type="float" office:value="2.0618">
                <text:p>2.0618</text:p>
              </table:table-cell>
              <table:table-cell office:value-type="float" office:value="3.3348">
                <text:p>3.334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73.7865">
                <text:p>173.7865</text:p>
              </table:table-cell>
              <table:table-cell office:value-type="float" office:value="0.152">
                <text:p>0.152</text:p>
              </table:table-cell>
              <table:table-cell office:value-type="float" office:value="10035.1593">
                <text:p>10035.1593</text:p>
              </table:table-cell>
              <table:table-cell office:value-type="float" office:value="14884.5035">
                <text:p>14884.5035</text:p>
              </table:table-cell>
              <table:table-cell office:value-type="float" office:value="26.8943">
                <text:p>26.8943</text:p>
              </table:table-cell>
              <table:table-cell office:value-type="float" office:value="38.4418">
                <text:p>38.441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794.7069">
                <text:p>2794.7069</text:p>
              </table:table-cell>
              <table:table-cell office:value-type="float" office:value="1.3801">
                <text:p>1.3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.8118">
                <text:p>298.8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6.1204">
                <text:p>16.1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1.9642">
                <text:p>3691.964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